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Normal_Hoja1" style:data-style-name="N0">
      <style:table-cell-properties fo:border="thin solid #C0C0C0" style:vertical-align="middle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Hoja1" style:data-style-name="N0">
      <style:table-cell-properties fo:border="thin solid #C0C0C0" style:vertical-align="middle" fo:wrap-option="wra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12.7264583333333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password</text:p>
          </table:table-cell>
          <table:table-cell office:value-type="string" table:style-name="ce2">
            <text:p>tiposdefruta</text:p>
          </table:table-cell>
          <table:table-cell office:value-type="string" table:style-name="ce2">
            <text:p>perfil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3">
            <text:p>kizaru</text:p>
          </table:table-cell>
          <table:table-cell office:value-type="string" table:style-name="ce3">
            <text:p>$2y$10$rpU1QTOU4eNxTQfNpPYtOOolzb9kCdaSW743ZuzNZdmP4yop/RU1S</text:p>
          </table:table-cell>
          <table:table-cell office:value-type="string" table:style-name="ce5">
            <text:p>Logia</text:p>
          </table:table-cell>
          <table:table-cell office:value-type="string" table:style-name="ce3">
            <text:p>usuario</text:p>
          </table:table-cell>
          <table:table-cell table:number-columns-repeated="1637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3">
            <text:p>akainu</text:p>
          </table:table-cell>
          <table:table-cell office:value-type="string" table:style-name="ce3">
            <text:p>$2y$10$OHQsJWv.lLPC1MlZZkBah.OdFQWywoNDO7A/gfnOakr6mTJEPcle2</text:p>
          </table:table-cell>
          <table:table-cell office:value-type="string" table:style-name="ce5">
            <text:p>Logia</text:p>
          </table:table-cell>
          <table:table-cell office:value-type="string" table:style-name="ce3">
            <text:p>usuario</text:p>
          </table:table-cell>
          <table:table-cell table:number-columns-repeated="1637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3">
            <text:p>kuzan</text:p>
          </table:table-cell>
          <table:table-cell office:value-type="string" table:style-name="ce3">
            <text:p>$2y$10$xvp4qGaDkofjR0/gAItM4ugU1cz.fXOW6HY42gdSUjdmWJ4RFHcgi</text:p>
          </table:table-cell>
          <table:table-cell office:value-type="string" table:style-name="ce5">
            <text:p>Logia</text:p>
          </table:table-cell>
          <table:table-cell office:value-type="string" table:style-name="ce3">
            <text:p>usuario</text:p>
          </table:table-cell>
          <table:table-cell table:number-columns-repeated="1637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3">
            <text:p>cocodrilo</text:p>
          </table:table-cell>
          <table:table-cell office:value-type="string" table:style-name="ce3">
            <text:p>$2y$10$krmi/7oTCdmHz0XUSD.61u4lEQtEhfrux.0u9iFWLiEK0yZuM7C1G</text:p>
          </table:table-cell>
          <table:table-cell office:value-type="string" table:style-name="ce5">
            <text:p>Logia</text:p>
          </table:table-cell>
          <table:table-cell office:value-type="string" table:style-name="ce3">
            <text:p>usuario</text:p>
          </table:table-cell>
          <table:table-cell table:number-columns-repeated="1637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3">
            <text:p>ace</text:p>
          </table:table-cell>
          <table:table-cell office:value-type="string" table:style-name="ce3">
            <text:p>$2y$10$vRXwvieFe.yHXjBNlon26ObKmdQyunIkd0ZrmqGRZoQ3pd9E2Txnu</text:p>
          </table:table-cell>
          <table:table-cell office:value-type="string" table:style-name="ce5">
            <text:p>Logia</text:p>
          </table:table-cell>
          <table:table-cell office:value-type="string" table:style-name="ce3">
            <text:p>usuario</text:p>
          </table:table-cell>
          <table:table-cell table:number-columns-repeated="1637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3">
            <text:p>teach</text:p>
          </table:table-cell>
          <table:table-cell office:value-type="string" table:style-name="ce3">
            <text:p>$2y$10$MvNQ5RNpVJQVw/NoMy8sf.egAgwHzNv9.HydXS.r7IWMKEGDVT93G</text:p>
          </table:table-cell>
          <table:table-cell office:value-type="string" table:style-name="ce5">
            <text:p>Logia</text:p>
          </table:table-cell>
          <table:table-cell office:value-type="string" table:style-name="ce3">
            <text:p>usuario</text:p>
          </table:table-cell>
          <table:table-cell table:number-columns-repeated="1637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3">
            <text:p>chopper</text:p>
          </table:table-cell>
          <table:table-cell office:value-type="string" table:style-name="ce3">
            <text:p>$2y$10$YnkcaQnQ86NgOEiTei0FA.xOkN0DFFbDfyJMYfViaZcWCYbKXYBnm</text:p>
          </table:table-cell>
          <table:table-cell office:value-type="string" table:style-name="ce5">
            <text:p>Zoan</text:p>
          </table:table-cell>
          <table:table-cell office:value-type="string" table:style-name="ce3">
            <text:p>usuario</text:p>
          </table:table-cell>
          <table:table-cell table:number-columns-repeated="1637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3">
            <text:p>lucci</text:p>
          </table:table-cell>
          <table:table-cell office:value-type="string" table:style-name="ce3">
            <text:p>$2y$10$lA9DI69GD4TtDm/7eWL0eOzVLR7WkEod4pRiOFh2xYuyfrvTX984S</text:p>
          </table:table-cell>
          <table:table-cell office:value-type="string" table:style-name="ce5">
            <text:p>Zoan</text:p>
          </table:table-cell>
          <table:table-cell office:value-type="string" table:style-name="ce3">
            <text:p>usuario</text:p>
          </table:table-cell>
          <table:table-cell table:number-columns-repeated="1637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3">
            <text:p>minotauro</text:p>
          </table:table-cell>
          <table:table-cell office:value-type="string" table:style-name="ce3">
            <text:p>$2y$10$KCLkTwiy4/KtlpJ68BjbUuE5cJku.aIptkVW7HPQKBycIQotl5Ice</text:p>
          </table:table-cell>
          <table:table-cell office:value-type="string" table:style-name="ce5">
            <text:p>Zoan</text:p>
          </table:table-cell>
          <table:table-cell office:value-type="string" table:style-name="ce3">
            <text:p>administrador</text:p>
          </table:table-cell>
          <table:table-cell table:number-columns-repeated="1637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3">
            <text:p>luffy</text:p>
          </table:table-cell>
          <table:table-cell office:value-type="string" table:style-name="ce3">
            <text:p>$2y$10$od8g5JU5.ZEGEm/f3LxRDuV9h5Vzt4qpEqK8F2/XRGSaheTJJXq2K</text:p>
          </table:table-cell>
          <table:table-cell office:value-type="string" table:style-name="ce5">
            <text:p>Paramecia</text:p>
          </table:table-cell>
          <table:table-cell office:value-type="string" table:style-name="ce3">
            <text:p>usuario</text:p>
          </table:table-cell>
          <table:table-cell table:number-columns-repeated="1637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3">
            <text:p>doflamingo</text:p>
          </table:table-cell>
          <table:table-cell office:value-type="string" table:style-name="ce3">
            <text:p>$2y$10$p7aS2I1IhnHTZyfmz63/g.ERKGO3682Rq2JtTypN/D7qDlQb9IEum</text:p>
          </table:table-cell>
          <table:table-cell office:value-type="string" table:style-name="ce5">
            <text:p>Paramecia</text:p>
          </table:table-cell>
          <table:table-cell office:value-type="string" table:style-name="ce3">
            <text:p>administrador</text:p>
          </table:table-cell>
          <table:table-cell table:number-columns-repeated="16379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3">
            <text:p>bullet</text:p>
          </table:table-cell>
          <table:table-cell office:value-type="string" table:style-name="ce3">
            <text:p>$2y$10$2dSNeImoMEr3bZtLFH7qlutXkRaholTdjcgjs/LrFxYBDGIdKtVvi</text:p>
          </table:table-cell>
          <table:table-cell office:value-type="string" table:style-name="ce5">
            <text:p>Paramecia</text:p>
          </table:table-cell>
          <table:table-cell office:value-type="string" table:style-name="ce3">
            <text:p>administrador</text:p>
          </table:table-cell>
          <table:table-cell table:number-columns-repeated="16379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3">
            <text:p>tesoro</text:p>
          </table:table-cell>
          <table:table-cell office:value-type="string" table:style-name="ce3">
            <text:p>$2y$10$oxUyHBygUFO2FW1xxx09v.MIvE1D6b6wTyvftu0wxRIaKXe1fsrp2</text:p>
          </table:table-cell>
          <table:table-cell office:value-type="string" table:style-name="ce5">
            <text:p>Paramecia</text:p>
          </table:table-cell>
          <table:table-cell office:value-type="string" table:style-name="ce3">
            <text:p>administrador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/>
    <dc:creator>David CM</dc:creator>
    <meta:creation-date>2006-09-16T00:00:00Z</meta:creation-date>
    <dc:date>2020-12-06T16:07:49Z</dc:date>
  </office:meta>
</office:document-meta>
</file>